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ragmenter.isNewFragment( Token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Fragmenter.SimpleFragm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ragmenter.setFragmen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ragmenter.start( String original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ragmenter.getFragm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ragmenter.SimpleFragmenter( int 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